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1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1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10-23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2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4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3-02-0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1-0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6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2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9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3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3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3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3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2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6-02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5-10-2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5-08-1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5-05-1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5-02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4-11-2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4-08-1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4-05-0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4-02-18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3-10-2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3-10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3-08-0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3-05-0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3-01-3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2-11-0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2-07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2-05-0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2-02-0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1-11-0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1-08-0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1-05-0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1-02-0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0-11-0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0-08-0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0-05-0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10-02-1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9-11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9-08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9-05-0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9-02-05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8-11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8-08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8-05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8-01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7-11-0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7-08-2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7-05-2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7-02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6-11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6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6-05-2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6-02-1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5-11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5-08-0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5-05-0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5-02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4-11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4-08-1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4-05-0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4-02-1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2-05-0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1-05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1-02-1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98-06-1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5R3</text:p>
          </table:table-cell>
          <table:table-cell office:value-type="string" calcext:value-type="string">
            <text:p>Stanbury</text:p>
          </table:table-cell>
          <table:table-cell office:value-type="string" calcext:value-type="string">
            <text:p>197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898" meta:object-count="0"/>
    <meta:user-defined meta:name="AppVersion">3.0</meta:user-defined>
  </office:meta>
</office:document-meta>
</file>